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/>
    </style:style>
    <style:style style:name="P2" style:family="paragraph" style:parent-style-name="Standard">
      <style:text-properties officeooo:paragraph-rsid="001ba076"/>
    </style:style>
    <style:style style:name="P3" style:family="paragraph" style:parent-style-name="Standard">
      <style:text-properties fo:background-color="#ffff00"/>
    </style:style>
    <style:style style:name="T1" style:family="text">
      <style:text-properties fo:color="#c9211e" loext:opacity="100%"/>
    </style:style>
    <style:style style:name="T2" style:family="text">
      <style:text-properties officeooo:rsid="001ba076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/><text:span text:style-name="T2">LISTA, FILA E PILHA</text:span></text:p>
      <text:p text:style-name="Standard">TESTE REALIZADO</text:p>
      <text:p text:style-name="Standard"/>
      <text:p text:style-name="P1"><text:s/></text:p>
      <text:p text:style-name="Standard"><text:span text:style-name="T1">Questão1 </text:span><text:s/></text:p>
      <text:p text:style-name="Standard"><text:s/></text:p>
      <text:p text:style-name="Standard"><text:s text:c="3"/></text:p>
      <text:p text:style-name="Standard">Veja a imagem e marque a opção falsa:</text:p>
      <text:p text:style-name="Standard"/>
      <text:p text:style-name="Standard"><text:s/></text:p>
      <text:p text:style-name="Standard">1 - os dados 1, 2 e 3 sairão na ordem de chegada no FIFO</text:p>
      <text:p text:style-name="Standard">2 - os dados 1, 2 e 3 sairão na ordem de chegada no LIFO</text:p>
      <text:p text:style-name="Standard">3 - os dados 1, 2 e 3 são os dados de entrada na lista</text:p>
      <text:p text:style-name="Standard">4 - os dados 1, 2 e 3 sairão na ordem inversa de chegada no LIFO</text:p>
      <text:p text:style-name="P1">5 - a imagem é um exemplo de lista</text:p>
      <text:p text:style-name="Standard"><text:s/></text:p>
      <text:p text:style-name="P1">Sua resposta: a imagem é um exemplo de lista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P3">Questão2 <text:s/></text:p>
      <text:p text:style-name="Standard"><text:s/></text:p>
      <text:p text:style-name="Standard"><text:s text:c="3"/></text:p>
      <text:p text:style-name="Standard">Complete a frase com as opções verdadeiras:</text:p>
      <text:p text:style-name="Standard">Quando temos uma _______, o primeiro é chamado para ser atendido, a _______ diminui, ou seja, o segundo passa a ser o primeiro, o terceiro passa a ser o segundo e assim por diante até a última pessoa. Significa que o último será primeiro em algum momento. Desta forma que, quem chega antes tem __________.</text:p>
      <text:p text:style-name="Standard"><text:s/></text:p>
      <text:p text:style-name="Standard">1 - extremidade fila sorte</text:p>
      <text:p text:style-name="Standard">2 - estrutura programação prioridade</text:p>
      <text:p text:style-name="Standard">3 - extremidade extremidade prioridade</text:p>
      <text:p text:style-name="Standard">4 - simplicidade fila sorte</text:p>
      <text:p text:style-name="P3">5 - fila fila prioridade</text:p>
      <text:p text:style-name="Standard"><text:s/></text:p>
      <text:p text:style-name="P3">Sua resposta: fila fila prioridade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3">Questão3 <text:s/></text:p>
      <text:p text:style-name="Standard"><text:s/></text:p>
      <text:p text:style-name="Standard"><text:s text:c="3"/></text:p>
      <text:p text:style-name="Standard">Complete a frase com as opções verdadeiras:</text:p>
      <text:p text:style-name="Standard">Embora sua estrutura seja bastante simples, as ______ desempenham um importante papel nas _________ de programação, pois são utilizadas como acumuladores em laços do programa e em chamadas de sub-rotinas ou __________.</text:p>
      <text:p text:style-name="Standard"><text:soft-page-break/><text:s/></text:p>
      <text:p text:style-name="P3">1 - pilhas linguagens funções</text:p>
      <text:p text:style-name="Standard">2 - listas pilha pilhas</text:p>
      <text:p text:style-name="Standard">3 - pilhas máquinas compiladores</text:p>
      <text:p text:style-name="Standard">4 - listas linguagens ﬁlas</text:p>
      <text:p text:style-name="Standard">5 - pilhas informações ﬁlas</text:p>
      <text:p text:style-name="Standard"><text:s/></text:p>
      <text:p text:style-name="P3">Sua resposta: pilhas linguagens funções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3">Questão4 <text:s/></text:p>
      <text:p text:style-name="Standard"><text:s/></text:p>
      <text:p text:style-name="Standard"><text:s text:c="3"/></text:p>
      <text:p text:style-name="Standard">As pilhas são estruturas muito comuns em algoritmos e o seu processo de atualização se divide principalmente em duas partes. Marque a opção verdadeira sobre a divisão das pilhas:</text:p>
      <text:p text:style-name="Standard"><text:s/></text:p>
      <text:p text:style-name="Standard">1 - Inserção é a colocação de um novo elemento na fila</text:p>
      <text:p text:style-name="Standard">2 - Inserção é a remoção de um novo elemento na pilha</text:p>
      <text:p text:style-name="Standard">3 - Remoção é a remoção de um elemento da fila</text:p>
      <text:p text:style-name="Standard">4 - Remoção é a colocação de um elemento da pilha</text:p>
      <text:p text:style-name="P3">5 - nenhuma das respostas anteriores</text:p>
      <text:p text:style-name="Standard"><text:s/></text:p>
      <text:p text:style-name="P3">Sua resposta: nenhuma das respostas anteriores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3">Questão5 <text:s/></text:p>
      <text:p text:style-name="Standard"><text:s/></text:p>
      <text:p text:style-name="Standard"><text:s text:c="3"/></text:p>
      <text:p text:style-name="Standard">Complete a frase com as opções verdadeiras:</text:p>
      <text:p text:style-name="Standard">O topo da _______ é a extremidade, e será inserido e retirado os itens do mesmo tipo. A pilha também é chamada de ________ linear, onde todas as inserções e eliminações são feitas em apenas uma das __________.</text:p>
      <text:p text:style-name="Standard"><text:s/></text:p>
      <text:p text:style-name="Standard">1 - pilha lista extremidades</text:p>
      <text:p text:style-name="Standard">2 - lista pilha pilhas</text:p>
      <text:p text:style-name="Standard">3 - pilha máquina extremidades</text:p>
      <text:p text:style-name="Standard">4 - lista linguagem ﬁlas</text:p>
      <text:p text:style-name="P3">5 - pilha pilha extremidades</text:p>
      <text:p text:style-name="Standard"><text:s/></text:p>
      <text:p text:style-name="P3">Sua resposta: pilha lista extremidades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oft-page-break/><text:s/></text:p>
      <text:p text:style-name="Standard"><text:s/></text:p>
      <text:p text:style-name="P3">Questão6 <text:s/></text:p>
      <text:p text:style-name="Standard"><text:s/></text:p>
      <text:p text:style-name="Standard"><text:s text:c="3"/></text:p>
      <text:p text:style-name="Standard">Complete a frase com as opções verdadeiras:</text:p>
      <text:p text:style-name="Standard">O problema no uso de _____ é controlar o final da pilha. Isto pode ser feito de várias ________, sendo a mais indicada criar um método para verificar se existem mais dados na _______ para serem retirados.</text:p>
      <text:p text:style-name="Standard"><text:s/></text:p>
      <text:p text:style-name="Standard">1 - pilha sistemas variável</text:p>
      <text:p text:style-name="Standard">2 - listas pilhas pilha</text:p>
      <text:p text:style-name="Standard">3 - pilha máquinas extremidade</text:p>
      <text:p text:style-name="Standard">4 - listas linguagens ﬁla</text:p>
      <text:p text:style-name="P3">5 - pilhas formas pilha</text:p>
      <text:p text:style-name="P3"><text:s/></text:p>
      <text:p text:style-name="P3">Sua resposta: pilhas formas pilha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3">Questão7 <text:s/></text:p>
      <text:p text:style-name="Standard"><text:s/></text:p>
      <text:p text:style-name="Standard"><text:s text:c="3"/></text:p>
      <text:p text:style-name="Standard">Complete a frase com as opções verdadeiras:</text:p>
      <text:p text:style-name="Standard">A Fila é um conjunto ordenado de itens a partir do qual se podem eliminar itens em uma ________, que é o início da fila, e que podem inserir itens na outra ________, que é o final da fila. O que diferencia a fila da ______ é a ordem de saída dos itens. </text:p>
      <text:p text:style-name="Standard"/>
      <text:p text:style-name="Standard"><text:s/></text:p>
      <text:p text:style-name="P3">1 - extremidade extremidade pilha</text:p>
      <text:p text:style-name="Standard">2 - estrutura programação fila</text:p>
      <text:p text:style-name="Standard">3 - extremidade extremidade fila</text:p>
      <text:p text:style-name="Standard">4 - estrutura informação pilha</text:p>
      <text:p text:style-name="Standard">5 - estrutura informação fila</text:p>
      <text:p text:style-name="Standard"><text:s/></text:p>
      <text:p text:style-name="P3">Sua resposta: extremidade extremidade pilha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3">Questão8 <text:s/></text:p>
      <text:p text:style-name="Standard"><text:s/></text:p>
      <text:p text:style-name="Standard"><text:s text:c="3"/></text:p>
      <text:p text:style-name="Standard">Complete a frase com as opções verdadeiras:</text:p>
      <text:p text:style-name="Standard">Uma ________ pode ser definida como um conjunto ordenado de _______, no qual se pode inserir e retirar dados apenas em uma determinada ordem, ou seja, em uma posição denominada “topo da ______”.</text:p>
      <text:p text:style-name="Standard"><text:soft-page-break/></text:p>
      <text:p text:style-name="Standard"><text:s/></text:p>
      <text:p text:style-name="Standard">1 - pilha linguagens função</text:p>
      <text:p text:style-name="Standard">2 - lista pilhas pilha</text:p>
      <text:p text:style-name="Standard">3 - pilha máquinas pilha</text:p>
      <text:p text:style-name="Standard">4 - lista linguagens ﬁla</text:p>
      <text:p text:style-name="P3">5 - pilha dados pilha</text:p>
      <text:p text:style-name="Standard"><text:s/></text:p>
      <text:p text:style-name="P3">Sua resposta: pilha dados pilha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3">Questão9 <text:s/></text:p>
      <text:p text:style-name="Standard"><text:s/></text:p>
      <text:p text:style-name="Standard"><text:s text:c="3"/></text:p>
      <text:p text:style-name="Standard">Complete a frase com as opções verdadeiras:</text:p>
      <text:p text:style-name="Standard">Antes de programar a solução de um problema que usa uma _______, é necessário determinar como representar uma _______ usando as estruturas de dados existentes na linguagem de programação. Uma pilha é um conjunto _______ de itens. </text:p>
      <text:p text:style-name="Standard"><text:s/></text:p>
      <text:p text:style-name="Standard">1 - pilha fila total</text:p>
      <text:p text:style-name="Standard">2 - listas pilha total</text:p>
      <text:p text:style-name="Standard">3 - pilha máquina ordenado</text:p>
      <text:p text:style-name="Standard">4 - listas linguagem ordenado</text:p>
      <text:p text:style-name="P3">5 - pilha pilha ordenado</text:p>
      <text:p text:style-name="Standard"><text:s/></text:p>
      <text:p text:style-name="P3">Sua resposta: pilha pilha ordenado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P1"><text:s/></text:p>
      <text:p text:style-name="P1">Questão10 <text:s/></text:p>
      <text:p text:style-name="Standard"><text:s/></text:p>
      <text:p text:style-name="Standard"><text:s text:c="3"/></text:p>
      <text:p text:style-name="Standard">Veja a imagem e marque a opção falsa:</text:p>
      <text:p text:style-name="Standard"/>
      <text:p text:style-name="Standard"><text:s/></text:p>
      <text:p text:style-name="P1">1 - a imagem é um exemplo de LIFO</text:p>
      <text:p text:style-name="Standard">2 - a imagem demonstra que quem chega primeiro é o último que sai</text:p>
      <text:p text:style-name="Standard">3 - a pilha de pratos representa imagem</text:p>
      <text:p text:style-name="Standard">4 - a imagem é um exemplo de pilha</text:p>
      <text:p text:style-name="Standard">5 - todas as respostas são falsas</text:p>
      <text:p text:style-name="Standard"><text:s/></text:p>
      <text:p text:style-name="P1">Sua resposta: a imagem é um exemplo de LIFO</text:p>
      <text:p text:style-name="Standard">Valor: Resposta Errada</text:p>
      <text:p text:style-name="Standard">Valor recebido: 0.00</text:p>
      <text:p text:style-name="Standard"/>
      <text:p text:style-name="Standard"><text:soft-page-break/></text:p>
      <text:p text:style-name="Standard"><text:s/></text:p>
      <text:p text:style-name="Standard"><text:s/></text:p>
      <text:p text:style-name="Standard">TESTE REALIZADO</text:p>
      <text:p text:style-name="Standard"/>
      <text:p text:style-name="Standard"><text:s/></text:p>
      <text:p text:style-name="Standard"><text:span text:style-name="T4">Questão1 </text:span><text:s/></text:p>
      <text:p text:style-name="Standard"><text:s/></text:p>
      <text:p text:style-name="Standard"><text:s text:c="3"/></text:p>
      <text:p text:style-name="Standard">Complete a frase com as opções verdadeiras:</text:p>
      <text:p text:style-name="Standard">As listas são estruturas _________, em oposição aos vetores (arrays) que são _________ e contém um conjunto especíﬁcos de dados. Virtualmente, uma lista pode conter infinitos __________. </text:p>
      <text:p text:style-name="Standard"><text:s/></text:p>
      <text:p text:style-name="Standard">1 - armazenadas programação comandos</text:p>
      <text:p text:style-name="Standard">2 - implementadas programação programação</text:p>
      <text:p text:style-name="Standard">3 - realizadas máquina códigos</text:p>
      <text:p text:style-name="Standard">4 - condicionadas máquina valores</text:p>
      <text:p text:style-name="P3">5 - dinâmicas estáticas itens</text:p>
      <text:p text:style-name="Standard"><text:s/></text:p>
      <text:p text:style-name="P3">Sua resposta: dinâmicas estáticas itens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P3"><text:s/></text:p>
      <text:p text:style-name="P3">Questão2 <text:s/></text:p>
      <text:p text:style-name="Standard"><text:s/></text:p>
      <text:p text:style-name="Standard"><text:s text:c="3"/></text:p>
      <text:p text:style-name="Standard">Complete a frase com as opções verdadeiras:</text:p>
      <text:p text:style-name="Standard">As operações sobre listas são __________ ao tipo de dados que uma _______ contém. Por exemplo, listas de dados _________ podem ser tratadas matematicamente, enquanto listas de caracteres podem ser ordenadas, concatenadas.</text:p>
      <text:p text:style-name="Standard"><text:s/></text:p>
      <text:p text:style-name="P3">1 - limitadas lista numéricos</text:p>
      <text:p text:style-name="Standard">2 - implementadas programação constantes</text:p>
      <text:p text:style-name="Standard">3 - realizadas máquina numéricos</text:p>
      <text:p text:style-name="Standard">4 - condicionadas máquina constantes</text:p>
      <text:p text:style-name="Standard">5 - dinâmicas estáticas numéricos</text:p>
      <text:p text:style-name="Standard"><text:s/></text:p>
      <text:p text:style-name="P3">Sua resposta: limitadas lista numéricos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Standard">Questão3 <text:s/></text:p>
      <text:p text:style-name="Standard"><text:s/></text:p>
      <text:p text:style-name="Standard"><text:s text:c="3"/></text:p>
      <text:p text:style-name="Standard">Complete a frase com as opções verdadeiras:</text:p>
      <text:p text:style-name="Standard"><text:soft-page-break/>A _________ de fila é uma analogia natural com o conceito de _____ que usamos no nosso dia a dia: quem primeiro entra numa ______ é o primeiro a ser atendido (a sair da fila). </text:p>
      <text:p text:style-name="Standard"><text:s/></text:p>
      <text:p text:style-name="Standard">1 - extremidade fila pilha</text:p>
      <text:p text:style-name="Standard">2 - estrutura programação fila</text:p>
      <text:p text:style-name="Standard">3 - extremidade extremidade fila</text:p>
      <text:p text:style-name="P3">4 - estrutura fila fila</text:p>
      <text:p text:style-name="Standard">5 - estrutura informação pilha</text:p>
      <text:p text:style-name="Standard"><text:s/></text:p>
      <text:p text:style-name="P3">Sua resposta: estrutura fila fila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1">Questão4 <text:s/></text:p>
      <text:p text:style-name="Standard"><text:s/></text:p>
      <text:p text:style-name="Standard"><text:s text:c="3"/></text:p>
      <text:p text:style-name="Standard">Marque a opção falsa na representação das operações de Pilha:</text:p>
      <text:p text:style-name="Standard"><text:s/></text:p>
      <text:p text:style-name="P1">1 - criar uma estrutura de Pilha</text:p>
      <text:p text:style-name="Standard">2 - empilhar</text:p>
      <text:p text:style-name="Standard">3 - desempilhar</text:p>
      <text:p text:style-name="Standard">4 - informar se a pilha está vazia</text:p>
      <text:p text:style-name="Standard">5 - nenhuma das respostas anteriores</text:p>
      <text:p text:style-name="Standard"><text:s/></text:p>
      <text:p text:style-name="P1">Sua resposta: criar uma estrutura de Pilha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P3">Questão5 <text:s/></text:p>
      <text:p text:style-name="Standard"><text:s/></text:p>
      <text:p text:style-name="Standard"><text:s text:c="3"/></text:p>
      <text:p text:style-name="Standard">Complete a frase com as opções verdadeiras:</text:p>
      <text:p text:style-name="Standard">Embora sua estrutura seja bastante simples, as ______ desempenham um importante papel nas _________ de programação, pois são utilizadas como acumuladores em laços do programa e em chamadas de sub-rotinas ou __________.</text:p>
      <text:p text:style-name="Standard"><text:s/></text:p>
      <text:p text:style-name="P3">1 - pilhas linguagens funções</text:p>
      <text:p text:style-name="Standard">2 - listas pilha pilhas</text:p>
      <text:p text:style-name="Standard">3 - pilhas máquinas compiladores</text:p>
      <text:p text:style-name="Standard">4 - listas linguagens ﬁlas</text:p>
      <text:p text:style-name="Standard">5 - pilhas informações ﬁlas</text:p>
      <text:p text:style-name="Standard"><text:s/></text:p>
      <text:p text:style-name="P3">Sua resposta: pilhas linguagens funções</text:p>
      <text:p text:style-name="Standard">Valor: Resposta Correta</text:p>
      <text:p text:style-name="Standard">Valor recebido: 10.00</text:p>
      <text:p text:style-name="Standard"/>
      <text:p text:style-name="Standard"><text:soft-page-break/></text:p>
      <text:p text:style-name="Standard"><text:s/></text:p>
      <text:p text:style-name="Standard"><text:s/></text:p>
      <text:p text:style-name="P3">Questão6 <text:s/></text:p>
      <text:p text:style-name="Standard"><text:s/></text:p>
      <text:p text:style-name="Standard"><text:s text:c="3"/></text:p>
      <text:p text:style-name="Standard">Veja a imagem e marque a opção falsa:</text:p>
      <text:p text:style-name="Standard"/>
      <text:p text:style-name="Standard"><text:s/></text:p>
      <text:p text:style-name="Standard">1 - a imagem é um exemplo de LIFO</text:p>
      <text:p text:style-name="Standard">2 - a imagem demonstra que quem chega primeiro é o último que sai</text:p>
      <text:p text:style-name="Standard">3 - a pilha de pratos representa imagem</text:p>
      <text:p text:style-name="Standard">4 - a imagem é um exemplo de pilha</text:p>
      <text:p text:style-name="P3">5 - todas as respostas são falsas</text:p>
      <text:p text:style-name="Standard"><text:s/></text:p>
      <text:p text:style-name="P3">Sua resposta: todas as respostas são falsas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3">Questão7 <text:s/></text:p>
      <text:p text:style-name="Standard"><text:s/></text:p>
      <text:p text:style-name="Standard"><text:s text:c="3"/></text:p>
      <text:p text:style-name="Standard">Complete a frase com as opções verdadeiras:</text:p>
      <text:p text:style-name="Standard">Antes de programar a solução de um problema que usa uma _______, é necessário determinar como representar uma _______ usando as estruturas de dados existentes na linguagem de programação. Uma pilha é um conjunto _______ de itens. </text:p>
      <text:p text:style-name="Standard"><text:s/></text:p>
      <text:p text:style-name="Standard">1 - pilha fila total</text:p>
      <text:p text:style-name="Standard">2 - listas pilha total</text:p>
      <text:p text:style-name="Standard">3 - pilha máquina ordenado</text:p>
      <text:p text:style-name="Standard">4 - listas linguagem ordenado</text:p>
      <text:p text:style-name="P3">5 - pilha pilha ordenado</text:p>
      <text:p text:style-name="Standard"><text:s/></text:p>
      <text:p text:style-name="P3">Sua resposta: pilha pilha ordenado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3">Questão8 <text:s/></text:p>
      <text:p text:style-name="P3"><text:s/></text:p>
      <text:p text:style-name="Standard"><text:s text:c="3"/></text:p>
      <text:p text:style-name="Standard">Complete a frase com as opções verdadeiras:</text:p>
      <text:p text:style-name="Standard">A Fila é um conjunto ordenado de itens a partir do qual se podem eliminar itens em uma ________, que é o início da fila, e que podem inserir itens na outra ________, que é o final da fila. O que diferencia a fila da ______ é a ordem de saída dos itens. </text:p>
      <text:p text:style-name="Standard"/>
      <text:p text:style-name="Standard"><text:s/></text:p>
      <text:p text:style-name="P3"><text:soft-page-break/>1 - extremidade extremidade pilha</text:p>
      <text:p text:style-name="Standard">2 - estrutura programação fila</text:p>
      <text:p text:style-name="Standard">3 - extremidade extremidade fila</text:p>
      <text:p text:style-name="Standard">4 - estrutura informação pilha</text:p>
      <text:p text:style-name="Standard">5 - estrutura informação fila</text:p>
      <text:p text:style-name="Standard"><text:s/></text:p>
      <text:p text:style-name="P3">Sua resposta: extremidade extremidade pilha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3">Questão9 <text:s/></text:p>
      <text:p text:style-name="Standard"><text:s/></text:p>
      <text:p text:style-name="Standard"><text:s text:c="3"/></text:p>
      <text:p text:style-name="Standard">Complete a frase com as opções verdadeiras:</text:p>
      <text:p text:style-name="Standard">O conjunto de números [20,13,42,23,54] é uma lista __________ de inteiros; [‘a’,‘d’,‘z’,‘m’,‘w’,‘u’] é uma lista de __________; e ["maçã","abacaxi","pera"] é uma ___________ de frutas. </text:p>
      <text:p text:style-name="Standard"><text:s/></text:p>
      <text:p text:style-name="Standard">1 - limitada lista lista</text:p>
      <text:p text:style-name="Standard">2 - implementada programação constante</text:p>
      <text:p text:style-name="Standard">3 - realizada máquina lista</text:p>
      <text:p text:style-name="Standard">4 - condicionada máquina constante</text:p>
      <text:p text:style-name="P3">5 - numérica caracteres lista</text:p>
      <text:p text:style-name="Standard"><text:s/></text:p>
      <text:p text:style-name="P3">Sua resposta: numérica caracteres lista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3">Questão10 <text:s/></text:p>
      <text:p text:style-name="Standard"><text:s/></text:p>
      <text:p text:style-name="Standard"><text:s text:c="3"/></text:p>
      <text:p text:style-name="Standard">Complete a frase com as opções verdadeiras:</text:p>
      <text:p text:style-name="Standard">As listas podem ser __________ de várias maneiras, tanto em uma linguagem de __________ procedural como em uma linguagem de ________ funcional.</text:p>
      <text:p text:style-name="Standard"><text:s/></text:p>
      <text:p text:style-name="Standard">1 - armazenadas programação comandos</text:p>
      <text:p text:style-name="P3">2 - implementadas programação programação</text:p>
      <text:p text:style-name="Standard">3 - realizadas máquina códigos</text:p>
      <text:p text:style-name="Standard">4 - condicionadas máquina valores</text:p>
      <text:p text:style-name="Standard">5 - implementadas usuário algoritmos</text:p>
      <text:p text:style-name="Standard"><text:s/></text:p>
      <text:p text:style-name="P3">Sua resposta: implementadas programação programação</text:p>
      <text:p text:style-name="Standard">Valor: Resposta Correta</text:p>
      <text:p text:style-name="Standard">Valor recebido: 10.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7T00:10:10.395961967</meta:creation-date>
    <dc:date>2023-05-07T00:39:51.491222001</dc:date>
    <meta:editing-duration>PT8M5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8" meta:paragraph-count="338" meta:word-count="1594" meta:character-count="9494" meta:non-whitespace-character-count="7910"/>
  </office:meta>
</office:document-meta>
</file>